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a3e8" officeooo:paragraph-rsid="000ca3e8"/>
    </style:style>
    <style:style style:name="P2" style:family="paragraph" style:parent-style-name="Standard">
      <style:text-properties fo:font-size="14pt" fo:font-weight="bold" officeooo:rsid="000ca3e8" officeooo:paragraph-rsid="000ca3e8" style:font-size-asian="14pt" style:font-weight-asian="bold" style:font-size-complex="14pt" style:font-weight-complex="bold"/>
    </style:style>
    <style:style style:name="P3" style:family="paragraph" style:parent-style-name="Standard">
      <style:text-properties fo:font-size="14pt" fo:font-weight="bold" officeooo:rsid="001310ce" officeooo:paragraph-rsid="001310ce" style:font-size-asian="14pt" style:font-weight-asian="bold" style:font-size-complex="14pt" style:font-weight-complex="bold"/>
    </style:style>
    <style:style style:name="P4" style:family="paragraph" style:parent-style-name="Standard">
      <style:text-properties officeooo:rsid="00110b47" officeooo:paragraph-rsid="00110b47"/>
    </style:style>
    <style:style style:name="P5" style:family="paragraph" style:parent-style-name="Standard">
      <style:text-properties officeooo:rsid="00110b47" officeooo:paragraph-rsid="001310ce"/>
    </style:style>
    <style:style style:name="P6" style:family="paragraph" style:parent-style-name="Standard">
      <style:text-properties officeooo:rsid="00110b47" officeooo:paragraph-rsid="00162b86"/>
    </style:style>
    <style:style style:name="P7" style:family="paragraph" style:parent-style-name="Standard">
      <style:text-properties officeooo:rsid="00110b47" officeooo:paragraph-rsid="001af404"/>
    </style:style>
    <style:style style:name="P8" style:family="paragraph" style:parent-style-name="Standard">
      <style:text-properties officeooo:rsid="001310ce" officeooo:paragraph-rsid="001310ce"/>
    </style:style>
    <style:style style:name="P9" style:family="paragraph" style:parent-style-name="Standard">
      <style:text-properties officeooo:rsid="001310ce" officeooo:paragraph-rsid="001657d4"/>
    </style:style>
    <style:style style:name="P10" style:family="paragraph" style:parent-style-name="Standard">
      <style:text-properties officeooo:rsid="001310ce" officeooo:paragraph-rsid="00180a55"/>
    </style:style>
    <style:style style:name="P11" style:family="paragraph" style:parent-style-name="Standard">
      <style:text-properties officeooo:rsid="001372cf" officeooo:paragraph-rsid="001372cf"/>
    </style:style>
    <style:style style:name="P12" style:family="paragraph" style:parent-style-name="Standard">
      <style:text-properties officeooo:rsid="001646c4" officeooo:paragraph-rsid="001646c4"/>
    </style:style>
    <style:style style:name="P13" style:family="paragraph" style:parent-style-name="Standard">
      <style:text-properties officeooo:rsid="0017b40d" officeooo:paragraph-rsid="0017b40d"/>
    </style:style>
    <style:style style:name="P14" style:family="paragraph" style:parent-style-name="Standard">
      <style:text-properties officeooo:rsid="001cc16d" officeooo:paragraph-rsid="001cc16d"/>
    </style:style>
    <style:style style:name="P15" style:family="paragraph" style:parent-style-name="Standard">
      <style:text-properties officeooo:rsid="001e6565" officeooo:paragraph-rsid="001e6565"/>
    </style:style>
    <style:style style:name="P16" style:family="paragraph" style:parent-style-name="Standard">
      <style:text-properties officeooo:rsid="00110b47" officeooo:paragraph-rsid="000ca3e8"/>
    </style:style>
    <style:style style:name="T1" style:family="text">
      <style:text-properties officeooo:rsid="000dc413"/>
    </style:style>
    <style:style style:name="T2" style:family="text">
      <style:text-properties officeooo:rsid="000f28c2"/>
    </style:style>
    <style:style style:name="T3" style:family="text">
      <style:text-properties officeooo:rsid="0010258f"/>
    </style:style>
    <style:style style:name="T4" style:family="text">
      <style:text-properties officeooo:rsid="0011c222"/>
    </style:style>
    <style:style style:name="T5" style:family="text">
      <style:text-properties officeooo:rsid="0013634d"/>
    </style:style>
    <style:style style:name="T6" style:family="text">
      <style:text-properties officeooo:rsid="00136c67"/>
    </style:style>
    <style:style style:name="T7" style:family="text">
      <style:text-properties officeooo:rsid="0013fa01"/>
    </style:style>
    <style:style style:name="T8" style:family="text">
      <style:text-properties officeooo:rsid="001516e3"/>
    </style:style>
    <style:style style:name="T9" style:family="text">
      <style:text-properties officeooo:rsid="00162b86"/>
    </style:style>
    <style:style style:name="T10" style:family="text">
      <style:text-properties officeooo:rsid="001657d4"/>
    </style:style>
    <style:style style:name="T11" style:family="text">
      <style:text-properties officeooo:rsid="0017b40d"/>
    </style:style>
    <style:style style:name="T12" style:family="text">
      <style:text-properties officeooo:rsid="00180a55"/>
    </style:style>
    <style:style style:name="T13" style:family="text">
      <style:text-properties officeooo:rsid="001a1f8e"/>
    </style:style>
    <style:style style:name="T14" style:family="text">
      <style:text-properties officeooo:rsid="001af404"/>
    </style:style>
    <style:style style:name="T15" style:family="text">
      <style:text-properties officeooo:rsid="001c86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2">Nieśmiertelna klątwa (0)</text:p>
      <text:p text:style-name="P1"/>
      <text:p text:style-name="P1">Budzimy się na plaży, jesteśmy kobietą, która nie posiada jakiegoś dobrego odzienia. Przed sobą widzimy mężczyznę, który stoi i gapi się na nas.</text:p>
      <text:p text:style-name="P1">- Ghm, mhm (odchrząknięcie), nieudana kąpiel? - pyta mężczyzna</text:p>
      <text:p text:style-name="P1">- O czym ty mówisz? - pyta się protagonistka</text:p>
      <text:p text:style-name="P1">- No, do wody wbiegłaś, chciałaś się utopić i nie wyszło. Fale szybko, po utracie przytomności, wyrzucają na brzeg. Wiem o tym… z doświadczenia… już kilka razy próbowałem, zawsze ten sam efekt. Nie ważne, czy próbujesz wieczorem, w nocy, wczesnym rankiem czy nawet w same południe.</text:p>
      <text:p text:style-name="P1">- Nie zamierzałam się zabić.</text:p>
      <text:p text:style-name="P1">- To po co wskakiwałaś do wody?</text:p>
      <text:p text:style-name="P1">- Nie wskakiwałam do wody.</text:p>
      <text:p text:style-name="P1">- To dlaczego leżałaś na brzegu?</text:p>
      <text:p text:style-name="P1">- Nie twój interes. Kim ty w ogóle jesteś? Co to za miejsce?</text:p>
      <text:p text:style-name="P1">- <text:span text:style-name="T1">Spokojnie, nie chcesz nie mów. Nazywam się Maciek, a znajdujemy się na niewielkiej wyspie przystaniowej. Ponoć kiedyś przypływało tu wiele osób, głównie mężczyzn, którzy uciekali tu na kilka dni od swoich kobiet, by się nachlać, ale teraz nie znajdziesz tu nic, może oprócz przerośniętych krabów, które ponoć są agresywne i niebezpieczne, ale ta opowieść jest przereklamowana, siedziałem obok nich i w ogóle na mnie nie reagowały.</text:span></text:p>
      <text:p text:style-name="P1">- <text:span text:style-name="T1">Rozumiem, a jak się wydostać z tej wyspy?</text:span></text:p>
      <text:p text:style-name="P1">- <text:span text:style-name="T1">Nie wiem, nie myślałem jeszcze o tym, możesz znów rzucisz się do wody, może fale wyrzucą cię na wyspę [tu pada nazwa wyspy/miasta z kolejnej lokacji].</text:span></text:p>
      <text:p text:style-name="P1">- <text:span text:style-name="T2">Nie zamierzam próbować tonąć, nie ma tu jakieś łódki?</text:span></text:p>
      <text:p text:style-name="P1">- <text:span text:style-name="T2">Łódka… mhm… widziałem jakąś na przystani. Porozmawiał z Karczmarzem, może cię przewiezie i tak siedzi i nic nie robi.</text:span></text:p>
      <text:p text:style-name="P1">- <text:span text:style-name="T2">Gdzie go znajdę?</text:span></text:p>
      <text:p text:style-name="P1">- <text:span text:style-name="T2">Jest przy karczmie, jedyna chata na tej wyspie.</text:span></text:p>
      <text:p text:style-name="P1">- <text:span text:style-name="T2">Potrzebuje jakiegoś ubrania, zimno tu jak na dalekiej północy.</text:span></text:p>
      <text:p text:style-name="P1">- <text:span text:style-name="T2">Nie jestem żadnym kupcem, ale mam przy sobie takie coś. Szata jakiegoś maga nowicjusza, liczyłem, że jak wlecę w niej do wody, to namoknie, stanie się cięższe i pójdę w niej na dno. Ale tylko nabrzmiała jak jakaś ryba i utrzymywała mnie na falach… 2 dni tak dryfowałem, aż wyrzuciło mnie tutaj.</text:span></text:p>
      <text:p text:style-name="P1">- <text:span text:style-name="T3">Dziękuję, jeśli chcesz możesz popłynąć ze mną.</text:span></text:p>
      <text:p text:style-name="P1">- <text:span text:style-name="T3">Nie trzeba, jeszcze się rozejrzę na tej wyspie trochę, może znajdę coś przydatnego, żeby skończyć z tym wszystkim</text:span></text:p>
      <text:p text:style-name="P1"/>
      <text:p text:style-name="P16">Kończymy rozmowę, dostajemy szatę oraz zwój z magią.</text:p>
      <text:p text:style-name="P1"/>
      <text:p text:style-name="P4">Gdy próbujemy wejść w interakcje z Maćkiem, może mówić losowo:</text:p>
      <text:p text:style-name="P4">- A może by tak skoczyć z drzewa?</text:p>
      <text:p text:style-name="P4">- Po tych dwóch dniach płynąc w wodzie nie mogę się pozbyć zapachu soli…</text:p>
      <text:p text:style-name="P4">- A gdyby tak sznur i kamień… tylko skąd wytrzasnę sznur… i odpowiedni kamień</text:p>
      <text:p text:style-name="P4">- <text:span text:style-name="T4">W sumie głodny jestem, zjadłbym rybę… może zadławię się ością</text:span></text:p>
      <text:p text:style-name="P4"/>
      <text:p text:style-name="P4"/>
      <text:p text:style-name="P4"/>
      <text:p text:style-name="P4"/>
      <text:p text:style-name="P4"/>
      <text:p text:style-name="P4"/>
      <text:p text:style-name="P4"/>
      <text:p text:style-name="P4"/>
      <text:p text:style-name="P3"><text:soft-page-break/>Pieczeń z kraba</text:p>
      <text:p text:style-name="P4"/>
      <text:p text:style-name="P8">Podchodzimy do karczmarza stojącego obok zamkniętej karczmy</text:p>
      <text:p text:style-name="P4"/>
      <text:p text:style-name="P8">- Witaj, to ty jesteś karczmarzem?</text:p>
      <text:p text:style-name="P8">- Tyle tu ludzi, że faktycznie można się pomylić, karczma zamknięta, zjeżdżaj stąd nie mam ochoty gadać…</text:p>
      <text:p text:style-name="P8">- Chce się dostać na wyspę [nazwa <text:span text:style-name="T1">z kolejnej lokacji</text:span>], <text:span text:style-name="T5">podobno masz łódź</text:span></text:p>
      <text:p text:style-name="P8">- <text:span text:style-name="T5">Może mam, a może nie… widzisz kiedyś wiele osób tu przypływało by, zakosztować dobrego piwa i zabawić się na różne sposoby… Przez pewien czas furorę robiło moja pieczeń z kraba, mówię ci niebo w gębie, miałem takie tłumy, każdy chciał zakosztować tego arcydzieła, ale od jakiegoś czasu nikt się nie pojawił… ale jeszcze nadejdą dobre czasy, dla mnie i mojej karczmy, nawet jeśli nie tej i nie tutaj</text:span></text:p>
      <text:p text:style-name="P8">- <text:span text:style-name="T5">Ciężkie jest życie karczmarza</text:span></text:p>
      <text:p text:style-name="P8">- Moim zdaniem to nie ma tak, że dobrze albo że nie dobrze. Gdybym miał powiedzieć, co cenię w życiu najbardziej, powiedziałbym, że ludzi. Ekhm... Ludzi, którzy podali mi pomocną dłoń, kiedy sobie nie radziłem, kiedy byłem sam. I co ciekawe, to właśnie przypadkowe spotkania wpływają na nasze życie. Chodzi o to, że kiedy wyznaje się pewne wartości, nawet pozornie uniwersalne, bywa, że nie znajduje się zrozumienia, które by tak rzec, które pomaga się nam rozwijać. Ja miałem szczęście, by tak rzec, ponieważ je znalazłem. I dziękuję życiu. Dziękuję mu, życie to śpiew, życie to taniec, życie to miłość. Wielu ludzi pyta mnie o to samo, ale jak ty to robisz?, skąd czerpiesz tę radość? A ja odpowiadam, że to proste, to umiłowanie życia, to właśnie ono sprawia, że dzisiaj na przykład <text:span text:style-name="T6">jestem karczmarzem</text:span>, a jutro... kto wie, dlaczego by nie, oddam się pracy społecznej i będę ot, choćby sadzić... <text:span text:style-name="T6">mar</text:span>... marchew.</text:p>
      <text:p text:style-name="P8">- … <text:span text:style-name="T6">Tak… wracając chcę dostać się na wyspę</text:span></text:p>
      <text:p text:style-name="P8">- <text:span text:style-name="T6">Każdy czegoś chce i to jest piękne, każdy powinien mieć cel w życiu, dążyć do niego, nie poddawać się. Siła i determinacja jest w stanie poprowadzić nas do realizacji naszego marzenia.</text:span></text:p>
      <text:p text:style-name="P11">Ja chętnie pomogę ci zrealizować twoje marzenia jeśli ty pomożesz zrealizować moje. Widzisz, tak jak wcześniej mówiłem, robiłem przepyszną pieczeń z krabów, mięso z nich jest cudowne, miałem swoją małą hodowlę na plaży, ale kraby z pokolenia na pokolenie robiły się coraz większe. Najpierw się cieszyłem, bo było więcej mięsa, ale potem urosły do takich rozmiarowo, że zaczęły się stawiać. <text:span text:style-name="T7">Jednej nocy zabiły trzech dosyć stałych bywalców… gdy się reszta klientów dowiedziała od razu zwinęła swoje tobołki i uciekła. Szerze nigdy nie wierzyłem w teorie Darwiniusa, a tu jednak gatunek ewolucyjnie walczy o swoje.</text:span></text:p>
      <text:p text:style-name="P11">- <text:span text:style-name="T8">Mam zabić kraby.</text:span></text:p>
      <text:p text:style-name="P11">- <text:span text:style-name="T8">No tak, niewyraźnie mówię? Tylko mówisz uważać by zbytnio nie uszkodzić kraba, bo wtedy mięso będzie do niczego</text:span></text:p>
      <text:p text:style-name="P5"/>
      <text:p text:style-name="P5"/>
      <text:p text:style-name="P8"><text:span text:style-name="T8">Aktywuje się zadanie: Pieczeń z kraba: </text:span>Zabij kraby</text:p>
      <text:p text:style-name="P8"/>
      <text:p text:style-name="P8"/>
      <text:p text:style-name="P8"/>
      <text:p text:style-name="P8"/>
      <text:p text:style-name="P8"/>
      <text:p text:style-name="P6">Gdy próbujemy wejść w interakcje z <text:span text:style-name="T9">Karczmarzem</text:span>, może mówić losowo:</text:p>
      <text:p text:style-name="P8">- <text:span text:style-name="T9">Ah, ta pieczeń, te mięso, ten miodowy sos, hmm… aż zgłodniałem</text:span></text:p>
      <text:p text:style-name="P8">- <text:span text:style-name="T9">A może tak, zacząć uprawiać rzepę… tylko kto to będzie zbierał</text:span></text:p>
      <text:p text:style-name="P8">- <text:span text:style-name="T9">Śniła mi się ostatnio karczma pełna ludzi… to były piękne czasy </text:span></text:p>
      <text:p text:style-name="P8">- <text:span text:style-name="T9">Jadłeś kiedyś zmienniaki w sosie skibela? Z kibela zaczerpnięty, ha! Taki żart mi się przypomniał...</text:span></text:p>
      <text:p text:style-name="P8"/>
      <text:p text:style-name="P12"><text:soft-page-break/>Po zabiciu krabów, wracamy do karczmarza</text:p>
      <text:p text:style-name="P12"/>
      <text:p text:style-name="P12">- O to mięso, co z łodzią?</text:p>
      <text:p text:style-name="P12">- A unosi się na wodzie, unosi</text:p>
      <text:p text:style-name="P12">- Mogę ją pożyczyć?</text:p>
      <text:p text:style-name="P12">- Pożyczyć? Oczywiście, że nie. Jak ja potem opuszczę tę wyspę. Pewnie już tu i tak nie wrócisz, jak stąd odpłyniesz. Popłynę z tobą, tylko najpierw chciałbym zjeść pieczeń. Ale mam mały problem, zapomniałem, że potrzebuję miodu do mojego przepysznego sosu. Sekret między innymi tkwi właśnie w świeżym miodzie. Niedaleko za górą jest mała kotlinka z kilkoma ulami. Ale ostrożnie, uważaj na moje małe pszczółki, hoduje je dobrych wielu lat… znaczy od dwóch, ale zżyłem się z nimi</text:p>
      <text:p text:style-name="P12">- Dlaczego ty nie możesz tego zrobić?</text:p>
      <text:p text:style-name="P12">- Ja muszę się zająć mięsem, <text:span text:style-name="T10">pośpiesz</text:span> się zanim się zeschnie</text:p>
      <text:p text:style-name="P8"/>
      <text:p text:style-name="P8"/>
      <text:p text:style-name="P9"><text:span text:style-name="T8">Aktywuje się zadanie: Pieczeń z kraba: </text:span>Znajdź miód</text:p>
      <text:p text:style-name="P9"/>
      <text:p text:style-name="P9"/>
      <text:p text:style-name="P9">- <text:span text:style-name="T11">O już jesteś, to dobrze. Jak tam moje ule, mam nadzieję, że zbytnio ich nie uszkodziłeś, nie powiedziałem w sumie jak się je otwiera, ale to nie jest w sumie trudne, byle wioskowy głupek by sobie poradził</text:span></text:p>
      <text:p text:style-name="P9">- <text:span text:style-name="T11">Ule i pszczółki mają się dobrze</text:span></text:p>
      <text:p text:style-name="P9">- <text:span text:style-name="T11">Myślisz, że nie widzę tego dymu! Co ty zrobiłeś! Gdzie teraz te małe, cudowne stworzonka będą mieszkać… przynajmniej masz miód, ostatni w tym sezonie… mhm… pyszności, normalnie delicje. Zaproponowałbym, ale <text:s/>nie starczy mi na polewkę.</text:span></text:p>
      <text:p text:style-name="P13">Przyniesiesz jeszcze drewno, bo kończą mi się zapasy, chyba przesadziłem z rozpaleniem w piecu</text:p>
      <text:p text:style-name="P9">- <text:span text:style-name="T11">Nie będę latać z siekierą po lesie…</text:span></text:p>
      <text:p text:style-name="P9">- <text:span text:style-name="T11">To nie lataj, zbierz kilka gałęzi spod drzew, gdzieś obok gęstwiny na pewno znajdziesz</text:span></text:p>
      <text:p text:style-name="P9">- <text:span text:style-name="T12">Niech ci będzie, ale jeśli jeszcze coś wymyślisz, spalę cię żywcem</text:span></text:p>
      <text:p text:style-name="P9">- <text:span text:style-name="T12">Spokojnie, ładna pogoda, przewietrzysz się trochę, trochę radości z życia. Może nie jesteś dotleniony, nie za gorąco ci w tym kapturze i masce?</text:span></text:p>
      <text:p text:style-name="P9">- <text:span text:style-name="T12">Idę po drewno… </text:span></text:p>
      <text:p text:style-name="P9"/>
      <text:p text:style-name="P9"/>
      <text:p text:style-name="P10"><text:span text:style-name="T8">Aktywuje się zadanie: Pieczeń z kraba: </text:span>Zdobądź drewno</text:p>
      <text:p text:style-name="P4"/>
      <text:p text:style-name="P4">- <text:span text:style-name="T13">Mam drewno</text:span></text:p>
      <text:p text:style-name="P4">- <text:span text:style-name="T13">I bardzo dobrze, wszystko już gotowe, teraz tylko upiec.</text:span></text:p>
      <text:p text:style-name="P4"/>
      <text:p text:style-name="P7">- <text:span text:style-name="T13">Mhm… pyszności, tak jak zapamiętałem, a nawet lepsze no po prostu </text:span>miodzio, miód-malina,</text:p>
      <text:p text:style-name="P7">niebo w gębie, <text:s/>rozkosz, wyborne…<text:span text:style-name="T14"> nie, to jest</text:span> przewyborn<text:span text:style-name="T14">e, <text:s/></text:span>rarytas, boski <text:span text:style-name="T14">smak, </text:span>doskonał<text:span text:style-name="T14">e,</text:span> <text:s/>rewelacyjn<text:span text:style-name="T14">e… (mlaskanie)… nie będę taki masz, spróbuj </text:span></text:p>
      <text:p text:style-name="P4">- <text:span text:style-name="T13">Nie dzięki, nie mam ochoty</text:span></text:p>
      <text:p text:style-name="P7">- <text:span text:style-name="T13">Nie wiesz co tracisz. M</text:span>niam mniam, pyszota, palce lizać, miód w gębie, <text:s/>pyszota,<text:span text:style-name="T14"> </text:span>pokarm bogów, <text:span text:style-name="T14">no</text:span> <text:span text:style-name="T14">po prostu <text:s/></text:span>wyśmienit<text:span text:style-name="T14">e</text:span></text:p>
      <text:p text:style-name="P4"/>
      <text:p text:style-name="P4">- <text:span text:style-name="T15">No dobra, zjedzone i najedzone, haha, teraz przydałaby się mała drzemka</text:span></text:p>
      <text:p text:style-name="P4">- <text:span text:style-name="T15">Tracę cierpliwość</text:span></text:p>
      <text:p text:style-name="P4">- <text:span text:style-name="T15">No dobrze już, dobrze… chodź idziemy na przystań do łodzi i płyniemy.</text:span></text:p>
      <text:p text:style-name="P4"/>
      <text:p text:style-name="P14">Koniec zadania: <text:s/><text:span text:style-name="T8">Pieczeń z kraba</text:span></text:p>
      <text:p text:style-name="P15">Koniec prolog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21:21:59.520000000</meta:creation-date>
    <dc:date>2018-11-11T00:47:08.970000000</dc:date>
    <meta:editing-duration>PT38M26S</meta:editing-duration>
    <meta:editing-cycles>10</meta:editing-cycles>
    <meta:generator>LibreOffice/6.1.0.3$Windows_x86 LibreOffice_project/efb621ed25068d70781dc026f7e9c5187a4decd1</meta:generator>
    <meta:document-statistic meta:table-count="0" meta:image-count="0" meta:object-count="0" meta:page-count="3" meta:paragraph-count="75" meta:word-count="1329" meta:character-count="7875" meta:non-whitespace-character-count="6611"/>
  </office:meta>
</office:document-meta>
</file>